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cm" draw:fill="none" draw:fill-color="#ffffff" fo:padding-top="-0.05cm" fo:padding-bottom="-0.05cm" fo:padding-left="-0.05cm" fo:padding-right="-0.05cm"/>
    </style:style>
  </office:automatic-styles>
  <office:body>
    <office:drawing>
      <draw:page draw:name="page1" draw:style-name="dp1" draw:master-page-name="Default">
        <draw:g>
          <draw:glue-point draw:id="4" svg:x="10cm" svg:y="-4.881cm"/>
          <draw:glue-point draw:id="5" svg:x="10cm" svg:y="-4.643cm"/>
          <draw:glue-point draw:id="6" svg:x="10cm" svg:y="-4.405cm"/>
          <draw:glue-point draw:id="7" svg:x="10cm" svg:y="-4.167cm"/>
          <draw:glue-point draw:id="8" svg:x="10cm" svg:y="-3.929cm"/>
          <draw:glue-point draw:id="9" svg:x="10cm" svg:y="-3.69cm"/>
          <draw:glue-point draw:id="10" svg:x="10cm" svg:y="-3.452cm"/>
          <draw:glue-point draw:id="11" svg:x="10cm" svg:y="-3.214cm"/>
          <draw:glue-point draw:id="12" svg:x="10cm" svg:y="-2.976cm"/>
          <draw:glue-point draw:id="13" svg:x="10cm" svg:y="-2.738cm"/>
          <draw:glue-point draw:id="14" svg:x="10cm" svg:y="-2.5cm"/>
          <draw:glue-point draw:id="15" svg:x="10cm" svg:y="-2.262cm"/>
          <draw:glue-point draw:id="16" svg:x="10cm" svg:y="-2.024cm"/>
          <draw:glue-point draw:id="17" svg:x="10cm" svg:y="-1.786cm"/>
          <draw:glue-point draw:id="18" svg:x="10cm" svg:y="-1.548cm"/>
          <draw:glue-point draw:id="19" svg:x="10cm" svg:y="-1.31cm"/>
          <draw:glue-point draw:id="20" svg:x="10cm" svg:y="-1.071cm"/>
          <draw:glue-point draw:id="21" svg:x="10cm" svg:y="-0.833cm"/>
          <draw:glue-point draw:id="22" svg:x="10cm" svg:y="-0.595cm"/>
          <draw:glue-point draw:id="23" svg:x="10cm" svg:y="-0.357cm"/>
          <draw:glue-point draw:id="24" svg:x="10cm" svg:y="-0.119cm"/>
          <draw:glue-point draw:id="25" svg:x="10cm" svg:y="0.119cm"/>
          <draw:glue-point draw:id="26" svg:x="10cm" svg:y="0.357cm"/>
          <draw:glue-point draw:id="27" svg:x="10cm" svg:y="0.595cm"/>
          <draw:glue-point draw:id="28" svg:x="10cm" svg:y="0.833cm"/>
          <draw:glue-point draw:id="29" svg:x="10cm" svg:y="1.071cm"/>
          <draw:glue-point draw:id="30" svg:x="10cm" svg:y="1.31cm"/>
          <draw:glue-point draw:id="31" svg:x="10cm" svg:y="1.548cm"/>
          <draw:glue-point draw:id="32" svg:x="10cm" svg:y="1.786cm"/>
          <draw:glue-point draw:id="33" svg:x="10cm" svg:y="2.024cm"/>
          <draw:glue-point draw:id="34" svg:x="10cm" svg:y="2.262cm"/>
          <draw:glue-point draw:id="35" svg:x="10cm" svg:y="2.5cm"/>
          <draw:glue-point draw:id="36" svg:x="10cm" svg:y="2.738cm"/>
          <draw:glue-point draw:id="37" svg:x="10cm" svg:y="2.976cm"/>
          <draw:glue-point draw:id="38" svg:x="10cm" svg:y="3.214cm"/>
          <draw:glue-point draw:id="39" svg:x="10cm" svg:y="3.452cm"/>
          <draw:glue-point draw:id="40" svg:x="10cm" svg:y="3.69cm"/>
          <draw:glue-point draw:id="41" svg:x="10cm" svg:y="3.929cm"/>
          <draw:glue-point draw:id="42" svg:x="10cm" svg:y="4.167cm"/>
          <draw:glue-point draw:id="43" svg:x="10cm" svg:y="4.405cm"/>
          <draw:glue-point draw:id="44" svg:x="10cm" svg:y="4.643cm"/>
          <draw:glue-point draw:id="45" svg:x="10cm" svg:y="4.881cm"/>
          <draw:line draw:style-name="gr1" draw:layer="layout" svg:x1="0cm" svg:y1="0cm" svg:x2="0.021cm" svg:y2="0cm">
            <text:p/>
          </draw:line>
          <draw:line draw:style-name="gr1" draw:layer="layout" svg:x1="0cm" svg:y1="0.048cm" svg:x2="0.021cm" svg:y2="0.048cm">
            <text:p/>
          </draw:line>
          <draw:line draw:style-name="gr1" draw:layer="layout" svg:x1="0cm" svg:y1="0.095cm" svg:x2="0.021cm" svg:y2="0.095cm">
            <text:p/>
          </draw:line>
          <draw:line draw:style-name="gr1" draw:layer="layout" svg:x1="0cm" svg:y1="0.143cm" svg:x2="0.021cm" svg:y2="0.143cm">
            <text:p/>
          </draw:line>
          <draw:line draw:style-name="gr1" draw:layer="layout" svg:x1="0cm" svg:y1="0.19cm" svg:x2="0.021cm" svg:y2="0.19cm">
            <text:p/>
          </draw:line>
          <draw:line draw:style-name="gr1" draw:layer="layout" svg:x1="0cm" svg:y1="0.238cm" svg:x2="0.021cm" svg:y2="0.238cm">
            <text:p/>
          </draw:line>
          <draw:line draw:style-name="gr1" draw:layer="layout" svg:x1="0cm" svg:y1="0.286cm" svg:x2="0.021cm" svg:y2="0.286cm">
            <text:p/>
          </draw:line>
          <draw:line draw:style-name="gr1" draw:layer="layout" svg:x1="0cm" svg:y1="0.333cm" svg:x2="0.021cm" svg:y2="0.333cm">
            <text:p/>
          </draw:line>
          <draw:line draw:style-name="gr1" draw:layer="layout" svg:x1="0cm" svg:y1="0.381cm" svg:x2="0.021cm" svg:y2="0.381cm">
            <text:p/>
          </draw:line>
          <draw:line draw:style-name="gr1" draw:layer="layout" svg:x1="0cm" svg:y1="0.429cm" svg:x2="0.021cm" svg:y2="0.429cm">
            <text:p/>
          </draw:line>
          <draw:line draw:style-name="gr1" draw:layer="layout" svg:x1="0cm" svg:y1="0.476cm" svg:x2="0.021cm" svg:y2="0.476cm">
            <text:p/>
          </draw:line>
          <draw:line draw:style-name="gr1" draw:layer="layout" svg:x1="0cm" svg:y1="0.524cm" svg:x2="0.021cm" svg:y2="0.524cm">
            <text:p/>
          </draw:line>
          <draw:line draw:style-name="gr1" draw:layer="layout" svg:x1="0cm" svg:y1="0.571cm" svg:x2="0.021cm" svg:y2="0.571cm">
            <text:p/>
          </draw:line>
          <draw:line draw:style-name="gr1" draw:layer="layout" svg:x1="0cm" svg:y1="0.619cm" svg:x2="0.021cm" svg:y2="0.619cm">
            <text:p/>
          </draw:line>
          <draw:line draw:style-name="gr1" draw:layer="layout" svg:x1="0cm" svg:y1="0.667cm" svg:x2="0.021cm" svg:y2="0.667cm">
            <text:p/>
          </draw:line>
          <draw:line draw:style-name="gr1" draw:layer="layout" svg:x1="0cm" svg:y1="0.714cm" svg:x2="0.021cm" svg:y2="0.714cm">
            <text:p/>
          </draw:line>
          <draw:line draw:style-name="gr1" draw:layer="layout" svg:x1="0cm" svg:y1="0.762cm" svg:x2="0.021cm" svg:y2="0.762cm">
            <text:p/>
          </draw:line>
          <draw:line draw:style-name="gr1" draw:layer="layout" svg:x1="0cm" svg:y1="0.81cm" svg:x2="0.021cm" svg:y2="0.81cm">
            <text:p/>
          </draw:line>
          <draw:line draw:style-name="gr1" draw:layer="layout" svg:x1="0cm" svg:y1="0.857cm" svg:x2="0.021cm" svg:y2="0.857cm">
            <text:p/>
          </draw:line>
          <draw:line draw:style-name="gr1" draw:layer="layout" svg:x1="0cm" svg:y1="0.905cm" svg:x2="0.021cm" svg:y2="0.905cm">
            <text:p/>
          </draw:line>
          <draw:line draw:style-name="gr1" draw:layer="layout" svg:x1="0cm" svg:y1="0.952cm" svg:x2="0.021cm" svg:y2="0.952cm">
            <text:p/>
          </draw:line>
          <draw:line draw:style-name="gr1" draw:layer="layout" svg:x1="0cm" svg:y1="1cm" svg:x2="0.021cm" svg:y2="1cm">
            <text:p/>
          </draw:line>
          <draw:line draw:style-name="gr1" draw:layer="layout" svg:x1="0cm" svg:y1="1.048cm" svg:x2="0.021cm" svg:y2="1.048cm">
            <text:p/>
          </draw:line>
          <draw:line draw:style-name="gr1" draw:layer="layout" svg:x1="0cm" svg:y1="1.095cm" svg:x2="0.021cm" svg:y2="1.095cm">
            <text:p/>
          </draw:line>
          <draw:line draw:style-name="gr1" draw:layer="layout" svg:x1="0cm" svg:y1="1.143cm" svg:x2="0.021cm" svg:y2="1.143cm">
            <text:p/>
          </draw:line>
          <draw:line draw:style-name="gr1" draw:layer="layout" svg:x1="0cm" svg:y1="1.19cm" svg:x2="0.021cm" svg:y2="1.19cm">
            <text:p/>
          </draw:line>
          <draw:line draw:style-name="gr1" draw:layer="layout" svg:x1="0cm" svg:y1="1.238cm" svg:x2="0.021cm" svg:y2="1.238cm">
            <text:p/>
          </draw:line>
          <draw:line draw:style-name="gr1" draw:layer="layout" svg:x1="0cm" svg:y1="1.286cm" svg:x2="0.021cm" svg:y2="1.286cm">
            <text:p/>
          </draw:line>
          <draw:line draw:style-name="gr1" draw:layer="layout" svg:x1="0cm" svg:y1="1.333cm" svg:x2="0.021cm" svg:y2="1.333cm">
            <text:p/>
          </draw:line>
          <draw:line draw:style-name="gr1" draw:layer="layout" svg:x1="0cm" svg:y1="1.381cm" svg:x2="0.021cm" svg:y2="1.381cm">
            <text:p/>
          </draw:line>
          <draw:line draw:style-name="gr1" draw:layer="layout" svg:x1="0cm" svg:y1="1.429cm" svg:x2="0.021cm" svg:y2="1.429cm">
            <text:p/>
          </draw:line>
          <draw:line draw:style-name="gr1" draw:layer="layout" svg:x1="0cm" svg:y1="1.476cm" svg:x2="0.021cm" svg:y2="1.476cm">
            <text:p/>
          </draw:line>
          <draw:line draw:style-name="gr1" draw:layer="layout" svg:x1="0cm" svg:y1="1.524cm" svg:x2="0.021cm" svg:y2="1.524cm">
            <text:p/>
          </draw:line>
          <draw:line draw:style-name="gr1" draw:layer="layout" svg:x1="0cm" svg:y1="1.571cm" svg:x2="0.021cm" svg:y2="1.571cm">
            <text:p/>
          </draw:line>
          <draw:line draw:style-name="gr1" draw:layer="layout" svg:x1="0cm" svg:y1="1.619cm" svg:x2="0.021cm" svg:y2="1.619cm">
            <text:p/>
          </draw:line>
          <draw:line draw:style-name="gr1" draw:layer="layout" svg:x1="0cm" svg:y1="1.667cm" svg:x2="0.021cm" svg:y2="1.667cm">
            <text:p/>
          </draw:line>
          <draw:line draw:style-name="gr1" draw:layer="layout" svg:x1="0cm" svg:y1="1.714cm" svg:x2="0.021cm" svg:y2="1.714cm">
            <text:p/>
          </draw:line>
          <draw:line draw:style-name="gr1" draw:layer="layout" svg:x1="0cm" svg:y1="1.762cm" svg:x2="0.021cm" svg:y2="1.762cm">
            <text:p/>
          </draw:line>
          <draw:line draw:style-name="gr1" draw:layer="layout" svg:x1="0cm" svg:y1="1.81cm" svg:x2="0.021cm" svg:y2="1.81cm">
            <text:p/>
          </draw:line>
          <draw:line draw:style-name="gr1" draw:layer="layout" svg:x1="0cm" svg:y1="1.857cm" svg:x2="0.021cm" svg:y2="1.857cm">
            <text:p/>
          </draw:line>
          <draw:line draw:style-name="gr1" draw:layer="layout" svg:x1="0cm" svg:y1="1.905cm" svg:x2="0.021cm" svg:y2="1.905cm">
            <text:p/>
          </draw:line>
          <draw:line draw:style-name="gr1" draw:layer="layout" svg:x1="0cm" svg:y1="1.952cm" svg:x2="0.021cm" svg:y2="1.952cm">
            <text:p/>
          </draw:line>
          <draw:line draw:style-name="gr1" draw:layer="layout" svg:x1="0cm" svg:y1="2cm" svg:x2="0.021cm" svg:y2="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Racks - Label Anchors 42U</dc:title>
    <meta:creation-date>2011-02-07T17:02:55</meta:creation-date>
    <meta:editing-duration>P0D</meta:editing-duration>
    <meta:editing-cycles>1</meta:editing-cycles>
    <meta:document-statistic meta:object-count="44"/>
    <meta:generator>OpenOffice.org/3.3$Linux OpenOffice.org_project/330m20$Build-9567</meta:generator>
  </office:meta>
</office:document-meta>
</file>